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47d50" officeooo:paragraph-rsid="003ed187"/>
    </style:style>
    <style:style style:name="P5" style:family="paragraph" style:parent-style-name="Text_20_body">
      <style:text-properties officeooo:rsid="00347d50" officeooo:paragraph-rsid="004439ed"/>
    </style:style>
    <style:style style:name="P6" style:family="paragraph" style:parent-style-name="Text_20_body">
      <style:text-properties officeooo:rsid="00374150" officeooo:paragraph-rsid="00374150"/>
    </style:style>
    <style:style style:name="P7" style:family="paragraph" style:parent-style-name="Text_20_body">
      <style:text-properties officeooo:rsid="00374150" officeooo:paragraph-rsid="004439ed"/>
    </style:style>
    <style:style style:name="P8" style:family="paragraph" style:parent-style-name="Text_20_body">
      <style:text-properties officeooo:rsid="004439ed" officeooo:paragraph-rsid="004439ed"/>
    </style:style>
    <style:style style:name="P9" style:family="paragraph" style:parent-style-name="Heading_20_3">
      <style:text-properties officeooo:rsid="00347d50" officeooo:paragraph-rsid="00347d50"/>
    </style:style>
    <style:style style:name="P10" style:family="paragraph" style:parent-style-name="Heading_20_3">
      <style:text-properties officeooo:paragraph-rsid="00374150"/>
    </style:style>
    <style:style style:name="P11" style:family="paragraph" style:parent-style-name="Heading_20_3">
      <style:text-properties officeooo:paragraph-rsid="004439ed"/>
    </style:style>
    <style:style style:name="P12" style:family="paragraph" style:parent-style-name="Heading_20_3">
      <style:paragraph-properties fo:margin-top="1.3cm" fo:margin-bottom="0.25cm" loext:contextual-spacing="false"/>
    </style:style>
    <style:style style:name="P13" style:family="paragraph" style:parent-style-name="Heading_20_3">
      <style:paragraph-properties fo:margin-top="3.2cm" fo:margin-bottom="0.25cm" loext:contextual-spacing="false"/>
    </style:style>
    <style:style style:name="P14" style:family="paragraph" style:parent-style-name="Heading_20_1" style:master-page-name="Right_20_Page">
      <style:paragraph-properties style:page-number="auto"/>
      <style:text-properties officeooo:rsid="00337a69" officeooo:paragraph-rsid="0045021f"/>
    </style:style>
    <style:style style:name="P15" style:family="paragraph" style:parent-style-name="Heading_20_2">
      <style:text-properties officeooo:paragraph-rsid="0045021f"/>
    </style:style>
    <style:style style:name="P16" style:family="paragraph" style:parent-style-name="Heading_20_3">
      <style:text-properties officeooo:paragraph-rsid="0045021f"/>
    </style:style>
    <style:style style:name="P17" style:family="paragraph" style:parent-style-name="Text_20_body">
      <style:text-properties officeooo:rsid="00337a69" officeooo:paragraph-rsid="0045021f"/>
    </style:style>
    <style:style style:name="P18" style:family="paragraph" style:parent-style-name="Text_20_body">
      <style:text-properties officeooo:rsid="004151db" officeooo:paragraph-rsid="0045021f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d1714"/>
    </style:style>
    <style:style style:name="T6" style:family="text">
      <style:text-properties officeooo:rsid="003ed187"/>
    </style:style>
    <style:style style:name="T7" style:family="text">
      <style:text-properties officeooo:rsid="004439ed"/>
    </style:style>
    <style:style style:name="T8" style:family="text">
      <style:text-properties officeooo:rsid="0044de48"/>
    </style:style>
    <style:style style:name="T9" style:family="text">
      <style:text-properties officeooo:rsid="00325325"/>
    </style:style>
    <style:style style:name="T10" style:family="text">
      <style:text-properties officeooo:rsid="0034e745"/>
    </style:style>
    <style:style style:name="T11" style:family="text">
      <style:text-properties officeooo:rsid="00337a69"/>
    </style:style>
    <style:style style:name="T12" style:family="text">
      <style:text-properties officeooo:rsid="004502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Dancing Away With My Heart</text:h>
      <text:p text:style-name="P15">(<text:span text:style-name="T9">Lady Antebellum</text:span>)</text:p>
      <text:p text:style-name="P18">Capo 3</text:p>
      <text:p text:style-name="Heading_20_3">[INTRO]</text:p>
      <text:p text:style-name="P17">C <text:s text:c="5"/>F <text:s text:c="5"/>x4 </text:p>
      <text:p text:style-name="P16">[VERSE 1]</text:p>
      <text:p text:style-name="P17">C <text:s text:c="35"/>F</text:p>
      <text:p text:style-name="P17"><text:s/>I finally asked you to dance <text:span text:style-name="T12">o</text:span>n the last slow song </text:p>
      <text:p text:style-name="P17">C <text:s text:c="36"/>F</text:p>
      <text:p text:style-name="P17"><text:s/>Beneath the moon that was really a disco ball</text:p>
      <text:p text:style-name="P17">Dm <text:s text:c="11"/>Am <text:s text:c="5"/>F <text:s text:c="12"/>G</text:p>
      <text:p text:style-name="P17"><text:s/>I can still feel my head on your shoulder</text:p>
      <text:p text:style-name="P17">Dm <text:s text:c="9"/>Am <text:s text:c="8"/>F <text:s text:c="7"/>G <text:s text:c="5"/><text:span text:style-name="T10">C</text:span></text:p>
      <text:p text:style-name="P17">Hoping that song would never be over</text:p>
      <text:p text:style-name="P16">[CHORUS]</text:p>
      <text:p text:style-name="P17"><text:s text:c="22"/>F <text:s text:c="3"/>C</text:p>
      <text:p text:style-name="P17">I haven't seen you in ages Sometimes I find myself</text:p>
      <text:p text:style-name="P17">F <text:s text:c="8"/>G <text:s text:c="8"/><text:span text:style-name="T10">C</text:span></text:p>
      <text:p text:style-name="P17">Wondering where you are</text:p>
      <text:p text:style-name="P17"><text:s text:c="28"/>F <text:s text:c="7"/>Am <text:s text:c="6"/></text:p>
      <text:p text:style-name="P17">For me you'll always be <text:span text:style-name="T10">eighteen</text:span> <text:span text:style-name="T12">a</text:span>nd beautiful </text:p>
      <text:p text:style-name="P17"><text:s text:c="7"/>G <text:s text:c="16"/>C <text:s text:c="9"/>F</text:p>
      <text:p text:style-name="P17">and dancing away with my heart</text:p>
      <text:p text:style-name="P16">[VERSE 2]</text:p>
      <text:p text:style-name="P17">C <text:s text:c="36"/>F</text:p>
      <text:p text:style-name="P17"><text:s/>I brushed your curls back so I could see your eyes</text:p>
      <text:p text:style-name="P17">C <text:s text:c="42"/>F</text:p>
      <text:p text:style-name="P17"><text:s/>And the way you moved me was like you were in my mind</text:p>
      <text:p text:style-name="P17">Dm <text:s text:c="9"/>Am <text:s text:c="6"/>F <text:s text:c="8"/>G</text:p>
      <text:p text:style-name="P17">I can still feel you lean into kiss me</text:p>
      <text:p text:style-name="P17">Dm <text:s text:c="15"/>Am <text:s text:c="7"/>F <text:s text:c="7"/>G <text:s text:c="7"/><text:span text:style-name="T10">C</text:span></text:p>
      <text:p text:style-name="P17"><text:s/>I can't help but wonder if you ever miss me</text:p>
      <text:p text:style-name="P16"><text:soft-page-break/>[CHORUS]</text:p>
      <text:p text:style-name="P17">C <text:s text:c="20"/>F <text:s text:c="4"/><text:span text:style-name="T10">C</text:span></text:p>
      <text:p text:style-name="P17">I haven't seen you in ages <text:s/>Sometimes I find myself</text:p>
      <text:p text:style-name="P17">F <text:s text:c="8"/>G <text:s text:c="8"/><text:span text:style-name="T10">C</text:span></text:p>
      <text:p text:style-name="P17">Wondering where you are</text:p>
      <text:p text:style-name="P17"><text:s text:c="28"/>F <text:s text:c="8"/>Am <text:s text:c="6"/></text:p>
      <text:p text:style-name="P17">For me you'll always be <text:span text:style-name="T10">eighteen</text:span> And beautiful </text:p>
      <text:p text:style-name="P17"><text:s text:c="7"/>G <text:s text:c="16"/>C <text:s text:c="9"/>F</text:p>
      <text:p text:style-name="P17">and dancing away with my heart</text:p>
      <text:p text:style-name="P16">[VERSE 3]</text:p>
      <text:p text:style-name="P17"><text:s text:c="5"/>Am</text:p>
      <text:p text:style-name="P17">You headed out to college </text:p>
      <text:p text:style-name="P17"><text:s text:c="8"/>C <text:s text:c="21"/>F</text:p>
      <text:p text:style-name="P17">At the end of that summer when we lost touch</text:p>
      <text:p text:style-name="P17"><text:s text:c="3"/>Am <text:s text:c="19"/></text:p>
      <text:p text:style-name="P17">I guess I didn't realize </text:p>
      <text:p text:style-name="P17">C <text:s text:c="22"/>F <text:s text:c="12"/><text:span text:style-name="T10">C</text:span></text:p>
      <text:p text:style-name="P17">even at that moment we lost so much</text:p>
      <text:p text:style-name="P16">[CHORUS]</text:p>
      <text:p text:style-name="P17"><text:s text:c="22"/>F <text:s text:c="3"/><text:span text:style-name="T10">C</text:span></text:p>
      <text:p text:style-name="P17">I haven't seen you in ages <text:s/>Sometimes I find myself</text:p>
      <text:p text:style-name="P17">F <text:s text:c="8"/>G <text:s text:c="8"/><text:span text:style-name="T10">C</text:span></text:p>
      <text:p text:style-name="P17">Wondering where you are</text:p>
      <text:p text:style-name="P17"><text:s text:c="28"/>F <text:s text:c="7"/>Am <text:s text:c="6"/></text:p>
      <text:p text:style-name="P17">For me you'll always be <text:span text:style-name="T10">eighteen </text:span>And beautiful </text:p>
      <text:p text:style-name="P17"><text:s text:c="7"/>G <text:s text:c="16"/>C <text:s text:c="9"/></text:p>
      <text:p text:style-name="P17">and dancing away with my heart</text:p>
      <text:p text:style-name="P16">[OUTRO]</text:p>
      <text:p text:style-name="P17"><text:s text:c="14"/>F <text:s text:c="15"/>C</text:p>
      <text:p text:style-name="P17">Nah nah nah nah <text:s/>Nah nah nah nah</text:p>
      <text:p text:style-name="P17"><text:s text:c="14"/>F <text:s text:c="13"/>C</text:p>
      <text:p text:style-name="P17">Nah nah nah nah Away with my heart</text:p>
      <text:p text:style-name="P17"><text:s text:c="14"/>F <text:s text:c="14"/>C</text:p>
      <text:p text:style-name="P17">Nah nah nah nah Nah nah nah nah</text:p>
      <text:p text:style-name="P17"><text:s text:c="14"/>F <text:s text:c="7"/>C</text:p>
      <text:p text:style-name="P17">Nah nah nah n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1M41S</meta:editing-duration>
    <meta:editing-cycles>53</meta:editing-cycles>
    <meta:generator>LibreOffice/6.0.1.1$MacOSX_X86_64 LibreOffice_project/60bfb1526849283ce2491346ed2aa51c465abfe6</meta:generator>
    <dc:title>Lyrics + Chords</dc:title>
    <dc:date>2019-10-28T13:57:37.232348205</dc:date>
    <meta:print-date>2017-04-03T12:23:29.985893000</meta:print-date>
    <meta:document-statistic meta:table-count="0" meta:image-count="0" meta:object-count="0" meta:page-count="2" meta:paragraph-count="68" meta:word-count="313" meta:character-count="2122" meta:non-whitespace-character-count="10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